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b4c9a" officeooo:paragraph-rsid="000b4c9a"/>
    </style:style>
    <style:style style:name="P2" style:family="paragraph" style:parent-style-name="Standard">
      <style:text-properties officeooo:rsid="000bd018" officeooo:paragraph-rsid="000bd018"/>
    </style:style>
    <style:style style:name="P3" style:family="paragraph" style:parent-style-name="Standard">
      <style:text-properties officeooo:rsid="000dc683" officeooo:paragraph-rsid="000dc683"/>
    </style:style>
    <style:style style:name="P4" style:family="paragraph" style:parent-style-name="Standard">
      <style:text-properties officeooo:rsid="000e8dd1" officeooo:paragraph-rsid="000e8dd1"/>
    </style:style>
    <style:style style:name="T1" style:family="text">
      <style:text-properties officeooo:rsid="000dc6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s text:c="7"/></text:p>
      <text:p text:style-name="P1"/>
      <text:p text:style-name="P1"><text:s text:c="34"/>"THE GOSPEL OF JOHN"</text:p>
      <text:p text:style-name="P1"/>
      <text:p text:style-name="P1"><text:s text:c="20"/>Seven Principles Of Personal Evangelism (4:1-26)</text:p>
      <text:p text:style-name="P1"/>
      <text:p text:style-name="P1"><text:s text:c="8"/>INTRODUCTION</text:p>
      <text:p text:style-name="P1"/>
      <text:p text:style-name="P1"><text:s text:c="8"/>1. Most Christians want to share the gospel of Christ with others...</text:p>
      <text:p text:style-name="P1">One of the things we struggle with is knowing what to say.</text:p>
      <text:p text:style-name="P1">I mean, where do you start?</text:p>
      <text:p text:style-name="P1">What possible difference can we make</text:p>
      <text:p text:style-name="P1">What will I do if they ask me something I don't know?</text:p>
      <text:p text:style-name="P1">How will I cope when I forget a passage of scripture?</text:p>
      <text:p text:style-name="P1">What will I do if they laugh at me.</text:p>
      <text:p text:style-name="P1">What will I do if they don't laugh at me, and just say nothing?</text:p>
      <text:p text:style-name="P1">How do I even get into a conversation in the first place?</text:p>
      <text:p text:style-name="P1"><text:s text:c="8"/>2. Perhaps we can learn some things from Jesus, the master teacher...</text:p>
      <text:p text:style-name="P1"><text:s text:c="11"/>a. Who often engaged in personal evangelism as well as public</text:p>
      <text:p text:style-name="P1"><text:s text:c="14"/>preaching</text:p>
      <text:p text:style-name="P1"><text:s text:c="11"/>b. For example, His conversation with the Samaritan woman at Jacob's</text:p>
      <text:p text:style-name="P1"><text:s text:c="14"/>well - Jn 4:1-26</text:p>
      <text:p text:style-name="P1"/>
      <text:p text:style-name="P1"><text:s text:c="8"/>[Observing Jesus in action, it is possible to glean "Seven Principles Of</text:p>
      <text:p text:style-name="P1"><text:s text:c="8"/>Personal Evangelism" that we would do well to remember in our own</text:p>
      <text:p text:style-name="P1"><text:s text:c="8"/>efforts to teach others. <text:s/>One such principle is to...]</text:p>
      <text:p text:style-name="P1"/>
      <text:p text:style-name="P1"><text:s text:c="8"/>I. CONTACT PEOPLE SOCIALLY</text:p>
      <text:p text:style-name="P1"/>
      <text:p text:style-name="P1"><text:s text:c="11"/>A. WE MUST HAVE CONTACT...</text:p>
      <text:p text:style-name="P1"><text:s text:c="14"/>1. The importance of Jesus passing through Samaria - Jn 4:1-6</text:p>
      <text:p text:style-name="P1"><text:s text:c="17"/>a. Many Jews, because of their disdain for Samaritans, avoided</text:p>
      <text:p text:style-name="P1"><text:s text:c="20"/>Samaria</text:p>
      <text:p text:style-name="P2">Have you ever passed through Samaria?</text:p>
      <text:p text:style-name="P3">Have you avoided the Samaritans?</text:p>
      <text:p text:style-name="P2">You see several people in the lunch room at work. <text:span text:style-name="T1">Do you sit with them? Avoid them?</text:span></text:p>
      <text:p text:style-name="P2">You see a group talking as you walk by at work, you could easily engage them. <text:span text:style-name="T1">Do you speak?</text:span></text:p>
      <text:p text:style-name="P2">You see your neighbour as you come home, you both open your car door together. <text:span text:style-name="T1">Do you speak?</text:span></text:p>
      <text:p text:style-name="P2">Do you engage in conversation?</text:p>
      <text:p text:style-name="P2">You are at the shop, you are in a big hurry, someone speaks to you first, you <text:span text:style-name="T1">exchange the normal pleasantries</text:span> and move on <text:span text:style-name="T1">to the next item in your shopping list</text:span>.</text:p>
      <text:p text:style-name="P3">You are walking your dog, or you are on a walk around your neighbourhood.</text:p>
      <text:p text:style-name="P2">This is your Samaria.</text:p>
      <text:p text:style-name="P4">What excuses have you got? </text:p>
      <text:p text:style-name="P4">MOSES:</text:p>
      <text:p text:style-name="P2"/>
      <text:p text:style-name="P1"><text:s text:c="17"/>b. Jesus and His disciples chose to pass through Samaria,</text:p>
      <text:p text:style-name="P1"><text:s text:c="20"/>assuring contact</text:p>
      <text:p text:style-name="P1"><text:s text:c="17"/>c. A similar example of Jesus making social contact - cf. Lk 5:</text:p>
      <text:p text:style-name="P1"><text:s text:c="20"/>29-32</text:p>
      <text:p text:style-name="P1"><text:soft-page-break/><text:s text:c="14"/>2. When people aren't coming to Christ, it's because we are not</text:p>
      <text:p text:style-name="P1"><text:s text:c="17"/>going to the people!</text:p>
      <text:p text:style-name="P1"><text:s text:c="17"/>a. We can't be fishers of men by fishing in a barrel; if the</text:p>
      <text:p text:style-name="P1"><text:s text:c="20"/>fish won't come to the barrel, then we must go where the</text:p>
      <text:p text:style-name="P1"><text:s text:c="20"/>fish are!</text:p>
      <text:p text:style-name="P1"><text:s text:c="17"/>b. The problem with sowing the seed is not that there is not</text:p>
      <text:p text:style-name="P1"><text:s text:c="20"/>good ground to be found, but that the seed is still in the</text:p>
      <text:p text:style-name="P1"><text:s text:c="20"/>barn! - cf. Hag 2:19</text:p>
      <text:p text:style-name="P1"/>
      <text:p text:style-name="P1"><text:s text:c="11"/>B. DO NOT CONFUSE SEPARATION WITH ISOLATION...</text:p>
      <text:p text:style-name="P1"><text:s text:c="14"/>1. Yes, we must be separate - 2Co 6:14-18</text:p>
      <text:p text:style-name="P1"><text:s text:c="14"/>2. But this does not mean we are to isolate ourselves</text:p>
      <text:p text:style-name="P1"><text:s text:c="17"/>a. Note the prayer of Christ - Jn 17:15</text:p>
      <text:p text:style-name="P1"><text:s text:c="17"/>b. Note the command of Paul - 1Co 5:9-11</text:p>
      <text:p text:style-name="P1"><text:s text:c="14"/>3. Withdrawing ourselves from those who have not heard or obeyed</text:p>
      <text:p text:style-name="P1"><text:s text:c="17"/>the gospel in contrary to the will of the Lord!</text:p>
      <text:p text:style-name="P1"/>
      <text:p text:style-name="P1"><text:s text:c="11"/>C. OPPORTUNITIES FOR SOCIAL CONTACT...</text:p>
      <text:p text:style-name="P1"><text:s text:c="14"/>1. At school with fellow students</text:p>
      <text:p text:style-name="P1"><text:s text:c="17"/>a. Don't think you are too young to be involved in leading</text:p>
      <text:p text:style-name="P1"><text:s text:c="20"/>others to Christ</text:p>
      <text:p text:style-name="P1"><text:s text:c="17"/>b. Young Christians often possess the greatest opportunities to</text:p>
      <text:p text:style-name="P1"><text:s text:c="20"/>teach others</text:p>
      <text:p text:style-name="P1"><text:s text:c="17"/>c. How you serve now will likely be an indication of how you</text:p>
      <text:p text:style-name="P1"><text:s text:c="20"/>will serve later in life</text:p>
      <text:p text:style-name="P1"><text:s text:c="14"/>2. At work with fellow employees or employers</text:p>
      <text:p text:style-name="P1"><text:s text:c="17"/>a. We spend much of our life with these people</text:p>
      <text:p text:style-name="P1"><text:s text:c="17"/>b. We have the greatest potential to influence them, especially</text:p>
      <text:p text:style-name="P1"><text:s text:c="20"/>by example</text:p>
      <text:p text:style-name="P1"><text:s text:c="14"/>3. At home with neighbors, friends, and family</text:p>
      <text:p text:style-name="P1"><text:s text:c="17"/>a. Do we even know our neighbors?</text:p>
      <text:p text:style-name="P1"><text:s text:c="17"/>b. Those closest to us can be difficult sometimes, but are</text:p>
      <text:p text:style-name="P1"><text:s text:c="20"/>reachable - e.g., Mt 13:54-58; Jn 7:5; Ac 1:14</text:p>
      <text:p text:style-name="P1"/>
      <text:p text:style-name="P1"><text:s text:c="8"/>[Remember, Jesus said "Go into all the world..." (Mk 16:15). <text:s/>We must go</text:p>
      <text:p text:style-name="P1"><text:s text:c="8"/>where the people are! <text:s/>Another principle we can glean from Jesus'</text:p>
      <text:p text:style-name="P1"><text:s text:c="8"/>conversation with the woman is...]</text:p>
      <text:p text:style-name="P1"/>
      <text:p text:style-name="P1"><text:s text:c="8"/>II. ESTABLISH A COMMON INTEREST</text:p>
      <text:p text:style-name="P1"/>
      <text:p text:style-name="P1"><text:s text:c="11"/>A. COMMON INTERESTS CREATE A BRIDGE...</text:p>
      <text:p text:style-name="P1"><text:s text:c="14"/>1. Note Jesus' first words to the woman - Jn 4:7-8</text:p>
      <text:p text:style-name="P1"><text:s text:c="17"/>a. She had come to draw water</text:p>
      <text:p text:style-name="P1"><text:s text:c="17"/>b. He was thirsty</text:p>
      <text:p text:style-name="P1"><text:s text:c="17"/>c. His first words centered around their common interest</text:p>
      <text:p text:style-name="P1"><text:s text:c="20"/>(water)</text:p>
      <text:p text:style-name="P1"><text:s text:c="14"/>2. Realize the need to build rapport</text:p>
      <text:p text:style-name="P1"><text:s text:c="17"/>a. Meaningful dialogue is not easy, especially involving</text:p>
      <text:p text:style-name="P1"><text:s text:c="20"/>spiritual matters</text:p>
      <text:p text:style-name="P1"><text:s text:c="17"/>b. A common interest allows opportunity for meaningful dialogue</text:p>
      <text:p text:style-name="P1"><text:s text:c="17"/>c. Once a bridge for communication has been established, it</text:p>
      <text:p text:style-name="P1"><text:s text:c="20"/>will be easier to discuss God's word with another person</text:p>
      <text:p text:style-name="P1"><text:soft-page-break/></text:p>
      <text:p text:style-name="P1"><text:s text:c="11"/>B. COMMON INTERESTS ARE MANY...</text:p>
      <text:p text:style-name="P1"><text:s text:c="14"/>1. They include family (such as children, grandchildren)</text:p>
      <text:p text:style-name="P1"><text:s text:c="14"/>2. They include activities (such as work, community projects,</text:p>
      <text:p text:style-name="P1"><text:s text:c="17"/>hobbies)</text:p>
      <text:p text:style-name="P1"><text:s text:c="14"/>3. They include shared experiences (such as travel, or even</text:p>
      <text:p text:style-name="P1"><text:s text:c="17"/>tragedies)</text:p>
      <text:p text:style-name="P1"/>
      <text:p text:style-name="P1"><text:s text:c="8"/>[Don't feel that you must immediately begin talking about spiritual</text:p>
      <text:p text:style-name="P1"><text:s text:c="8"/>matters. <text:s/>Take time to nurture common interests. <text:s/>Yet at some point we</text:p>
      <text:p text:style-name="P1"><text:s text:c="8"/>want to reach the next stage, which leads to our third principle...]</text:p>
      <text:p text:style-name="P1"/>
      <text:p text:style-name="P1"><text:s text:c="8"/>III. AROUSE SPIRITUAL INTEREST</text:p>
      <text:p text:style-name="P1"/>
      <text:p text:style-name="P1"><text:s text:c="11"/>A. THROUGH YOUR ACTIONS...</text:p>
      <text:p text:style-name="P1"><text:s text:c="14"/>1. The example of Jesus - Jn 4:9</text:p>
      <text:p text:style-name="P1"><text:s text:c="17"/>a. As a man He speaks to her, a woman</text:p>
      <text:p text:style-name="P1"><text:s text:c="17"/>b. As a rabbi He speaks to her, an immoral woman</text:p>
      <text:p text:style-name="P1"><text:s text:c="17"/>c. As a Jew He speaks to her, a Samaritan</text:p>
      <text:p text:style-name="P1"><text:s text:c="17"/>-- He aroused interest by simply speaking to her</text:p>
      <text:p text:style-name="P1"><text:s text:c="14"/>2. Regarding our actions</text:p>
      <text:p text:style-name="P1"><text:s text:c="17"/>a. We can arouse spiritual interest by our example</text:p>
      <text:p text:style-name="P1"><text:s text:c="17"/>b. By showing kindness and compassion to all, even the evil and</text:p>
      <text:p text:style-name="P1"><text:s text:c="20"/>wicked</text:p>
      <text:p text:style-name="P1"><text:s text:c="17"/>c. By not harboring racial or social prejudices to those who</text:p>
      <text:p text:style-name="P1"><text:s text:c="20"/>are different</text:p>
      <text:p text:style-name="P1"><text:s text:c="17"/>d. By our own example of faith and hope - e.g., 1Pe 3:1-2,15</text:p>
      <text:p text:style-name="P1"/>
      <text:p text:style-name="P1"><text:s text:c="11"/>B. THROUGH YOUR WORDS...</text:p>
      <text:p text:style-name="P1"><text:s text:c="14"/>1. The example of Jesus - Jn 4:10-14</text:p>
      <text:p text:style-name="P1"><text:s text:c="17"/>a. Jesus' statement shifted their conversation to spiritual</text:p>
      <text:p text:style-name="P1"><text:s text:c="20"/>matters</text:p>
      <text:p text:style-name="P1"><text:s text:c="17"/>b. He led them into a discussion on a common spiritual interest</text:p>
      <text:p text:style-name="P1"><text:s text:c="20"/>(living water!)</text:p>
      <text:p text:style-name="P1"><text:s text:c="14"/>2. Regarding our words</text:p>
      <text:p text:style-name="P1"><text:s text:c="17"/>a. We can raise questions or make statements that shift</text:p>
      <text:p text:style-name="P1"><text:s text:c="20"/>conversations to spiritual matters</text:p>
      <text:p text:style-name="P1"><text:s text:c="20"/>1) E.g., "What do you think our world is in such a mess?"</text:p>
      <text:p text:style-name="P1"><text:s text:c="20"/>2) E.g., "Would you be interested in what the Bible says</text:p>
      <text:p text:style-name="P1"><text:s text:c="23"/>about...?"</text:p>
      <text:p text:style-name="P1"><text:s text:c="17"/>b. The discussion should first involve matters of common</text:p>
      <text:p text:style-name="P1"><text:s text:c="20"/>agreement</text:p>
      <text:p text:style-name="P1"><text:s text:c="20"/>1) Start with things upon which you agree, to build rapport</text:p>
      <text:p text:style-name="P1"><text:s text:c="23"/>and instill confidence</text:p>
      <text:p text:style-name="P1"><text:s text:c="20"/>2) This was the practice of apostolic preaching - e.g., Ac</text:p>
      <text:p text:style-name="P1"><text:s text:c="23"/>13:16-22</text:p>
      <text:p text:style-name="P1"/>
      <text:p text:style-name="P1"><text:s text:c="8"/>[Once spiritual interest has been aroused, another principle can be</text:p>
      <text:p text:style-name="P1"><text:s text:c="8"/>gleaned from Jesus' conversation with the Samaritan woman...]</text:p>
      <text:p text:style-name="P1"/>
      <text:p text:style-name="P1"><text:s text:c="8"/>IV. DON'T GO TOO FAR, TOO FAST</text:p>
      <text:p text:style-name="P1"/>
      <text:p text:style-name="P1"><text:soft-page-break/><text:s text:c="11"/>A. GIVE A PERSON WHAT THEY ARE READY FOR...</text:p>
      <text:p text:style-name="P1"><text:s text:c="14"/>1. Note Jesus' discussion with the woman - Jn 4:15-16</text:p>
      <text:p text:style-name="P1"><text:s text:c="17"/>a. She wanted the "living water", but did she really</text:p>
      <text:p text:style-name="P1"><text:s text:c="20"/>understand?</text:p>
      <text:p text:style-name="P1"><text:s text:c="17"/>b. Jesus saw the need to slow her down and provide the proper</text:p>
      <text:p text:style-name="P1"><text:s text:c="20"/>ground work</text:p>
      <text:p text:style-name="P1"><text:s text:c="20"/>1) She needed faith in Him as the Messiah</text:p>
      <text:p text:style-name="P1"><text:s text:c="20"/>2) He needed to provide evidence that He was the Messiah</text:p>
      <text:p text:style-name="P1"><text:s text:c="17"/>c. So instead of giving her the "living water"...</text:p>
      <text:p text:style-name="P1"><text:s text:c="20"/>1) He tells her to get her husband</text:p>
      <text:p text:style-name="P1"><text:s text:c="20"/>2) Which will result in her conviction of Him as a prophet</text:p>
      <text:p text:style-name="P1"><text:s text:c="14"/>2. Sometimes people don't realize what they need first</text:p>
      <text:p text:style-name="P1"><text:s text:c="17"/>a. They'll want to talk about a particular subject</text:p>
      <text:p text:style-name="P1"><text:s text:c="17"/>b. But they really need something else first</text:p>
      <text:p text:style-name="P1"/>
      <text:p text:style-name="P1"><text:s text:c="11"/>B. SOME EXAMPLES...</text:p>
      <text:p text:style-name="P1"><text:s text:c="14"/>1. Some want to study Revelation, when they need to be grounded on</text:p>
      <text:p text:style-name="P1"><text:s text:c="17"/>the rest of the Bible first</text:p>
      <text:p text:style-name="P1"><text:s text:c="14"/>2. Some want to discuss issues related to church organization,</text:p>
      <text:p text:style-name="P1"><text:s text:c="17"/>work, worship, etc., when they ought to focus on the "first</text:p>
      <text:p text:style-name="P1"><text:s text:c="17"/>principles" of the gospel</text:p>
      <text:p text:style-name="P1"><text:s text:c="14"/>3. It is important that a person not choke on the "meat" of the</text:p>
      <text:p text:style-name="P1"><text:s text:c="17"/>Word - cf. 1Co 3:1-2</text:p>
      <text:p text:style-name="P1"/>
      <text:p text:style-name="P1"><text:s text:c="8"/>[There is another principle of evangelism that takes into consideration</text:p>
      <text:p text:style-name="P1"><text:s text:c="8"/>the need of the prospect...]</text:p>
      <text:p text:style-name="P1"/>
      <text:p text:style-name="P1"><text:s text:c="8"/>V. DON'T CONDEMN UNNECESSARILY</text:p>
      <text:p text:style-name="P1"/>
      <text:p text:style-name="P1"><text:s text:c="11"/>A. THE EXAMPLE OF JESUS...</text:p>
      <text:p text:style-name="P1"><text:s text:c="14"/>1. He could have dwelt on her being an adulteress - Jn 4:17-18</text:p>
      <text:p text:style-name="P1"><text:s text:c="14"/>2. As stated elsewhere, He came to save the world, not to condemn</text:p>
      <text:p text:style-name="P1"><text:s text:c="17"/>it - cf. Jn 3:17</text:p>
      <text:p text:style-name="P1"><text:s text:c="14"/>3. Not to say He will not one day judge the world, but that the</text:p>
      <text:p text:style-name="P1"><text:s text:c="17"/>primary purpose of His first coming was to offer salvation </text:p>
      <text:p text:style-name="P1"><text:s text:c="17"/>- cf. Jn 12:46-48</text:p>
      <text:p text:style-name="P1"/>
      <text:p text:style-name="P1"><text:s text:c="11"/>B. IN OUR EVANGELISTIC EFFORTS...</text:p>
      <text:p text:style-name="P1"><text:s text:c="14"/>1. Though we preach against sin, our primary purpose is to save,</text:p>
      <text:p text:style-name="P1"><text:s text:c="17"/>not judge - 1Co 5:12-13</text:p>
      <text:p text:style-name="P1"><text:s text:c="14"/>2. Our focus should be to inform others of the forgiveness God</text:p>
      <text:p text:style-name="P1"><text:s text:c="17"/>offers - cf. 2Co 5:18-20</text:p>
      <text:p text:style-name="P1"><text:s text:c="17"/>a. God seeks reconciliation with sinners</text:p>
      <text:p text:style-name="P1"><text:s text:c="17"/>b. Ours is a ministry of reconciliation</text:p>
      <text:p text:style-name="P1"/>
      <text:p text:style-name="P1"><text:s text:c="8"/>[Another important principle in evangelism to remember is...]</text:p>
      <text:p text:style-name="P1"/>
      <text:p text:style-name="P1"><text:s text:c="8"/>VI. STICK WITH THE MAIN ISSUE</text:p>
      <text:p text:style-name="P1"/>
      <text:p text:style-name="P1"><text:s text:c="11"/>A. IN THE CASE OF THE SAMARITAN WOMAN...</text:p>
      <text:p text:style-name="P1"><text:s text:c="14"/>1. She turned the subject away from herself to where one should</text:p>
      <text:p text:style-name="P1"><text:s text:c="17"/>worship - Jn 4:19-20</text:p>
      <text:p text:style-name="P1"><text:soft-page-break/><text:s text:c="14"/>2. Jesus answered her question, while effectively turning the</text:p>
      <text:p text:style-name="P1"><text:s text:c="17"/>conversation back to the original subject: <text:s/>Who He is and what</text:p>
      <text:p text:style-name="P1"><text:s text:c="17"/>He offers - Jn 4:21-25 (cf. Jn 4:10)</text:p>
      <text:p text:style-name="P1"/>
      <text:p text:style-name="P1"><text:s text:c="11"/>B. REMAIN STEADFAST TO YOUR OBJECTIVES...</text:p>
      <text:p text:style-name="P1"><text:s text:c="14"/>1. If seeking to establish a common ground of agreement, avoid</text:p>
      <text:p text:style-name="P1"><text:s text:c="17"/>jumping ahead</text:p>
      <text:p text:style-name="P1"><text:s text:c="14"/>2. As you move from common to uncommon ground...</text:p>
      <text:p text:style-name="P1"><text:s text:c="17"/>a. Take one step at a time</text:p>
      <text:p text:style-name="P1"><text:s text:c="17"/>b. Do not go on until agreement at each step has occurred</text:p>
      <text:p text:style-name="P1"><text:s text:c="14"/>3. If your objective is simply to obtain consent for a home Bible</text:p>
      <text:p text:style-name="P1"><text:s text:c="17"/>study, avoid getting into a detailed discussion at that time </text:p>
      <text:p text:style-name="P1"><text:s text:c="17"/>- cf. Pr 15:28</text:p>
      <text:p text:style-name="P1"/>
      <text:p text:style-name="P1"><text:s text:c="8"/>[One last principle in evangelism gleaned from Jesus' conversation with</text:p>
      <text:p text:style-name="P1"><text:s text:c="8"/>the woman at the well...]</text:p>
      <text:p text:style-name="P1"/>
      <text:p text:style-name="P1"><text:s text:c="8"/>VII. CONFRONT DIRECTLY</text:p>
      <text:p text:style-name="P1"/>
      <text:p text:style-name="P1"><text:s text:c="11"/>A. JESUS' EXAMPLE THEN...</text:p>
      <text:p text:style-name="P1"><text:s text:c="14"/>1. Finally, Jesus confronted the woman with His identity - Jn 4:26</text:p>
      <text:p text:style-name="P1"><text:s text:c="14"/>2. This came after He had laid the groundwork</text:p>
      <text:p text:style-name="P1"/>
      <text:p text:style-name="P1"><text:s text:c="11"/>B. EXAMPLES FOR TODAY...</text:p>
      <text:p text:style-name="P1"><text:s text:c="14"/>1. In trying to set up a home Bible study</text:p>
      <text:p text:style-name="P1"><text:s text:c="17"/>a. Take advantage of social contacts</text:p>
      <text:p text:style-name="P1"><text:s text:c="17"/>b. Develop common interests</text:p>
      <text:p text:style-name="P1"><text:s text:c="17"/>c. Be open to comments that indicate a spiritual interest,</text:p>
      <text:p text:style-name="P1"><text:s text:c="20"/>while demonstrating your own faith through actions and words</text:p>
      <text:p text:style-name="P1"><text:s text:c="17"/>d. Avoid fruitless arguments, emphasize instead common beliefs</text:p>
      <text:p text:style-name="P1"><text:s text:c="17"/>e. Praise their good points and encourage them in the right</text:p>
      <text:p text:style-name="P1"><text:s text:c="20"/>direction</text:p>
      <text:p text:style-name="P1"><text:s text:c="17"/>f. Have one primary objective: <text:s/>to encourage them to study the</text:p>
      <text:p text:style-name="P1"><text:s text:c="20"/>Bible even more</text:p>
      <text:p text:style-name="P1"><text:s text:c="20"/>a. Ask if they would like to learn more about Jesus, the</text:p>
      <text:p text:style-name="P1"><text:s text:c="23"/>Bible, His church</text:p>
      <text:p text:style-name="P1"><text:s text:c="20"/>b. Note the example of Aquila and Priscilla with Apollos </text:p>
      <text:p text:style-name="P1"><text:s text:c="23"/>- Ac 18:24-26</text:p>
      <text:p text:style-name="P1"><text:s text:c="17"/>g. Confront them directly with the opportunity to study the</text:p>
      <text:p text:style-name="P1"><text:s text:c="20"/>Bible</text:p>
      <text:p text:style-name="P1"><text:s text:c="14"/>2. During the course of a home Bible study</text:p>
      <text:p text:style-name="P1"><text:s text:c="17"/>a. Continue to develop the social contact</text:p>
      <text:p text:style-name="P1"><text:s text:c="17"/>b. Continue to establish common interests</text:p>
      <text:p text:style-name="P1"><text:s text:c="17"/>c. Take time to accentuate common ground you share in your</text:p>
      <text:p text:style-name="P1"><text:s text:c="20"/>spiritual interests</text:p>
      <text:p text:style-name="P1"><text:s text:c="17"/>d. Go from common ground to uncommon ground carefully</text:p>
      <text:p text:style-name="P1"><text:s text:c="17"/>e. Stress the gospel message; don't obsess on their individual</text:p>
      <text:p text:style-name="P1"><text:s text:c="20"/>shortcomings</text:p>
      <text:p text:style-name="P1"><text:s text:c="17"/>f. Have one primary objective: <text:s/>to help them understand their</text:p>
      <text:p text:style-name="P1"><text:s text:c="20"/>need and gospel plan of salvation - Mk 16:15-16; Col 1:5-6</text:p>
      <text:p text:style-name="P1"><text:s text:c="17"/>g. Confront them directly with the invitation to obey the</text:p>
      <text:p text:style-name="P1"><text:s text:c="20"/>gospel of Christ; for example, by asking...</text:p>
      <text:p text:style-name="P1"><text:soft-page-break/><text:s text:c="20"/>1) "Does this make sense?"</text:p>
      <text:p text:style-name="P1"><text:s text:c="20"/>2) "Is there anything I have said that you do not</text:p>
      <text:p text:style-name="P1"><text:s text:c="23"/>understand?"</text:p>
      <text:p text:style-name="P1"><text:s text:c="20"/>3) "Have I been teaching you anything other than what the</text:p>
      <text:p text:style-name="P1"><text:s text:c="23"/>Bible teaches?"</text:p>
      <text:p text:style-name="P1"><text:s text:c="20"/>4) "Would you like to obey Christ now and be baptized for</text:p>
      <text:p text:style-name="P1"><text:s text:c="23"/>the remission of your sins?"</text:p>
      <text:p text:style-name="P1"/>
      <text:p text:style-name="P1"><text:s text:c="8"/>CONCLUSION</text:p>
      <text:p text:style-name="P1"/>
      <text:p text:style-name="P1"><text:s text:c="8"/>1. The result of Jesus' conversation with the Samaritan woman was the</text:p>
      <text:p text:style-name="P1"><text:s text:c="11"/>conversion of many people in the city of Sychar - Jn 4:39-42</text:p>
      <text:p text:style-name="P1"/>
      <text:p text:style-name="P1"><text:s text:c="8"/>2. This demonstrates the potential of personal evangelism...</text:p>
      <text:p text:style-name="P1"><text:s text:c="11"/>a. Who knows whether the one person you teach may in turn bring many</text:p>
      <text:p text:style-name="P1"><text:s text:c="14"/>to Christ?</text:p>
      <text:p text:style-name="P1"><text:s text:c="11"/>b. That one person may be like a seed from which seeds may come forth</text:p>
      <text:p text:style-name="P1"/>
      <text:p text:style-name="P1"><text:s text:c="8"/>Realizing this potential, we can better appreciate the words of Jesus:</text:p>
      <text:p text:style-name="P1"/>
      <text:p text:style-name="P1"><text:s text:c="11"/>"Do you not say, 'There are still four months and [then] comes</text:p>
      <text:p text:style-name="P1"><text:s text:c="11"/>the harvest'? Behold, I say to you, lift up your eyes and look</text:p>
      <text:p text:style-name="P1"><text:s text:c="11"/>at the fields, for they are already white for harvest!" (Jn 4:35)</text:p>
      <text:p text:style-name="P1"/>
      <text:p text:style-name="P1"><text:s text:c="8"/>Perhaps by following the example of our Lord, we can be more useful in</text:p>
      <text:p text:style-name="P1"><text:s text:c="8"/>His service...</text:p>
      <text:p text:style-name="P1"/>
      <text:p text:style-name="P1"><text:s text:c="8"/>&lt;&lt; Previous | Index | Next &gt;&gt;</text:p>
      <text:p text:style-name="P1"/>
      <text:p text:style-name="P1"/>
      <text:p text:style-name="P1"><text:s text:c="8"/>Home Page</text:p>
      <text:p text:style-name="P1"><text:s text:c="8"/>Have A Bible Question? | Want A Free Bible Study Course? | Looking For A Church Near You?</text:p>
      <text:p text:style-name="P1"><text:s text:c="8"/>Want To Talk With Someone By Phone? | Want To Discuss The Bible By Email?</text:p>
      <text:p text:style-name="P1"><text:s text:c="8"/>Search The Outlines</text:p>
      <text:p text:style-name="P1"/>
      <text:p text:style-name="P1"><text:s text:c="8"/>Executable Outlines, Copyright © Mark A. Copeland, 2011</text:p>
      <text:p text:style-name="P1"/>
      <text:p text:style-name="P1"><text:s text:c="8"/>eXTReMe Track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die </meta:initial-creator>
    <meta:creation-date>2014-03-18T19:27:13.540369095</meta:creation-date>
    <dc:date>2014-03-22T09:48:35.747900201</dc:date>
    <dc:creator>Eddie </dc:creator>
    <meta:editing-duration>P3DT14H6M11S</meta:editing-duration>
    <meta:editing-cycles>2</meta:editing-cycles>
    <meta:generator>LibreOffice/4.1.3.2$Linux_x86 LibreOffice_project/410m0$Build-2</meta:generator>
    <meta:document-statistic meta:table-count="0" meta:image-count="0" meta:object-count="0" meta:page-count="6" meta:paragraph-count="250" meta:word-count="1998" meta:character-count="14346" meta:non-whitespace-character-count="9071"/>
  </office:meta>
</office:document-meta>
</file>